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6.74pt" svg:y="36.54pt">
            <draw:object draw:notify-on-update-of-ranges="Sheet1.B1:Sheet1.B1 Sheet1.B2:Sheet1.B31 Sheet1.C1:Sheet1.C1 Sheet1.C2:Sheet1.C31 Sheet1.D1:Sheet1.D1 Sheet1.D2:Sheet1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ial Number</text:p>
          </table:table-cell>
          <table:table-cell office:value-type="string" calcext:value-type="string">
            <text:p><text:span text:style-name="T1">k</text:span> Nearest Neighbour</text:p>
          </table:table-cell>
          <table:table-cell office:value-type="string" calcext:value-type="string">
            <text:p>Random Trees</text:p>
          </table:table-cell>
          <table:table-cell table:style-name="Default"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4" calcext:value-type="float">
            <text:p>58.54</text:p>
          </table:table-cell>
          <table:table-cell office:value-type="float" office:value="68.71" calcext:value-type="float">
            <text:p>68.71</text:p>
          </table:table-cell>
          <table:table-cell office:value-type="float" office:value="78.16" calcext:value-type="float">
            <text:p>78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5" calcext:value-type="float">
            <text:p>58.25</text:p>
          </table:table-cell>
          <table:table-cell office:value-type="float" office:value="68.14" calcext:value-type="float">
            <text:p>68.14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81" calcext:value-type="float">
            <text:p>56.81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87" calcext:value-type="float">
            <text:p>57.87</text:p>
          </table:table-cell>
          <table:table-cell office:value-type="float" office:value="67.85" calcext:value-type="float">
            <text:p>67.85</text:p>
          </table:table-cell>
          <table:table-cell office:value-type="float" office:value="77.78" calcext:value-type="float">
            <text:p>77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68" calcext:value-type="float">
            <text:p>57.68</text:p>
          </table:table-cell>
          <table:table-cell office:value-type="float" office:value="67.76" calcext:value-type="float">
            <text:p>67.76</text:p>
          </table:table-cell>
          <table:table-cell office:value-type="float" office:value="76.24" calcext:value-type="float">
            <text:p>76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65" calcext:value-type="float">
            <text:p>58.65</text:p>
          </table:table-cell>
          <table:table-cell office:value-type="float" office:value="67.47" calcext:value-type="float">
            <text:p>67.47</text:p>
          </table:table-cell>
          <table:table-cell office:value-type="float" office:value="76.82" calcext:value-type="float">
            <text:p>76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.49" calcext:value-type="float">
            <text:p>57.49</text:p>
          </table:table-cell>
          <table:table-cell office:value-type="float" office:value="69.38" calcext:value-type="float">
            <text:p>69.38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03" calcext:value-type="float">
            <text:p>59.03</text:p>
          </table:table-cell>
          <table:table-cell office:value-type="float" office:value="67.56" calcext:value-type="float">
            <text:p>67.56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06" calcext:value-type="float">
            <text:p>58.06</text:p>
          </table:table-cell>
          <table:table-cell office:value-type="float" office:value="68.42" calcext:value-type="float">
            <text:p>68.42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2" calcext:value-type="float">
            <text:p>58.92</text:p>
          </table:table-cell>
          <table:table-cell office:value-type="float" office:value="66.79" calcext:value-type="float">
            <text:p>66.79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.06" calcext:value-type="float">
            <text:p>58.06</text:p>
          </table:table-cell>
          <table:table-cell office:value-type="float" office:value="69.67" calcext:value-type="float">
            <text:p>69.67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.94" calcext:value-type="float">
            <text:p>58.94</text:p>
          </table:table-cell>
          <table:table-cell office:value-type="float" office:value="66.89" calcext:value-type="float">
            <text:p>66.89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51" calcext:value-type="float">
            <text:p>59.51</text:p>
          </table:table-cell>
          <table:table-cell office:value-type="float" office:value="67.66" calcext:value-type="float">
            <text:p>67.66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7" calcext:value-type="float">
            <text:p>57.77</text:p>
          </table:table-cell>
          <table:table-cell office:value-type="float" office:value="69" calcext:value-type="float">
            <text:p>69</text:p>
          </table:table-cell>
          <table:table-cell office:value-type="float" office:value="75.86" calcext:value-type="float">
            <text:p>75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.64" calcext:value-type="float">
            <text:p>58.64</text:p>
          </table:table-cell>
          <table:table-cell office:value-type="float" office:value="68.24" calcext:value-type="float">
            <text:p>68.24</text:p>
          </table:table-cell>
          <table:table-cell office:value-type="float" office:value="74.71" calcext:value-type="float">
            <text:p>74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26" calcext:value-type="float">
            <text:p>58.26</text:p>
          </table:table-cell>
          <table:table-cell office:value-type="float" office:value="68.05" calcext:value-type="float">
            <text:p>68.05</text:p>
          </table:table-cell>
          <table:table-cell office:value-type="float" office:value="76.43" calcext:value-type="float">
            <text:p>76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06" calcext:value-type="float">
            <text:p>58.06</text:p>
          </table:table-cell>
          <table:table-cell office:value-type="float" office:value="68.9" calcext:value-type="float">
            <text:p>68.9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21" calcext:value-type="float">
            <text:p>59.21</text:p>
          </table:table-cell>
          <table:table-cell office:value-type="float" office:value="68.43" calcext:value-type="float">
            <text:p>68.43</text:p>
          </table:table-cell>
          <table:table-cell office:value-type="float" office:value="75.86" calcext:value-type="float">
            <text:p>75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83" calcext:value-type="float">
            <text:p>58.83</text:p>
          </table:table-cell>
          <table:table-cell office:value-type="float" office:value="68.72" calcext:value-type="float">
            <text:p>68.72</text:p>
          </table:table-cell>
          <table:table-cell office:value-type="float" office:value="77.87" calcext:value-type="float">
            <text:p>77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.74" calcext:value-type="float">
            <text:p>58.74</text:p>
          </table:table-cell>
          <table:table-cell office:value-type="float" office:value="66.89" calcext:value-type="float">
            <text:p>66.89</text:p>
          </table:table-cell>
          <table:table-cell office:value-type="float" office:value="75.19" calcext:value-type="float">
            <text:p>75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.26" calcext:value-type="float">
            <text:p>58.26</text:p>
          </table:table-cell>
          <table:table-cell office:value-type="float" office:value="67.28" calcext:value-type="float">
            <text:p>67.28</text:p>
          </table:table-cell>
          <table:table-cell office:value-type="float" office:value="76.82" calcext:value-type="float">
            <text:p>76.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.12" calcext:value-type="float">
            <text:p>59.12</text:p>
          </table:table-cell>
          <table:table-cell office:value-type="float" office:value="68.52" calcext:value-type="float">
            <text:p>68.52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.52" calcext:value-type="float">
            <text:p>56.52</text:p>
          </table:table-cell>
          <table:table-cell office:value-type="float" office:value="67.37" calcext:value-type="float">
            <text:p>67.37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3" calcext:value-type="float">
            <text:p>57.3</text:p>
          </table:table-cell>
          <table:table-cell office:value-type="float" office:value="68.52" calcext:value-type="float">
            <text:p>68.52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8" calcext:value-type="float">
            <text:p>57.58</text:p>
          </table:table-cell>
          <table:table-cell office:value-type="float" office:value="66.98" calcext:value-type="float">
            <text:p>66.98</text:p>
          </table:table-cell>
          <table:table-cell office:value-type="float" office:value="75.86" calcext:value-type="float">
            <text:p>75.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96" calcext:value-type="float">
            <text:p>57.96</text:p>
          </table:table-cell>
          <table:table-cell office:value-type="float" office:value="67.08" calcext:value-type="float">
            <text:p>67.08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68" calcext:value-type="float">
            <text:p>57.68</text:p>
          </table:table-cell>
          <table:table-cell office:value-type="float" office:value="67.56" calcext:value-type="float">
            <text:p>67.56</text:p>
          </table:table-cell>
          <table:table-cell office:value-type="float" office:value="76.72" calcext:value-type="float">
            <text:p>76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.21" calcext:value-type="float">
            <text:p>57.21</text:p>
          </table:table-cell>
          <table:table-cell office:value-type="float" office:value="67.76" calcext:value-type="float">
            <text:p>67.76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.49" calcext:value-type="float">
            <text:p>57.49</text:p>
          </table:table-cell>
          <table:table-cell office:value-type="float" office:value="67.66" calcext:value-type="float">
            <text:p>67.66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.77" calcext:value-type="float">
            <text:p>57.77</text:p>
          </table:table-cell>
          <table:table-cell office:value-type="float" office:value="66.89" calcext:value-type="float">
            <text:p>66.89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31])" office:value-type="float" office:value="58.1403333333333" calcext:value-type="float">
            <text:p>58.1403333333333</text:p>
          </table:table-cell>
          <table:table-cell table:formula="of:=AVERAGE([.C2:.C31])" office:value-type="float" office:value="67.9043333333333" calcext:value-type="float">
            <text:p>67.9043333333333</text:p>
          </table:table-cell>
          <table:table-cell table:style-name="Default" table:formula="of:=AVERAGE([.D2:.D31])" office:value-type="float" office:value="76.6446666666667" calcext:value-type="float">
            <text:p>76.6446666666667</text:p>
          </table:table-cell>
        </table:table-row>
        <table:table-row table:style-name="ro1">
          <table:table-cell office:value-type="string" calcext:value-type="string">
            <text:p>Standard Dev</text:p>
          </table:table-cell>
          <table:table-cell table:formula="of:=STDEV([.B2:.B31])" office:value-type="float" office:value="0.731406219190993" calcext:value-type="float">
            <text:p>0.731406219190993</text:p>
          </table:table-cell>
          <table:table-cell table:formula="of:=STDEV([.C2:.C31])" office:value-type="float" office:value="0.793789181311899" calcext:value-type="float">
            <text:p>0.793789181311899</text:p>
          </table:table-cell>
          <table:table-cell table:style-name="Default" table:formula="of:=STDEV([.D2:.D31])" office:value-type="float" office:value="0.871296035575277" calcext:value-type="float">
            <text:p>0.871296035575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1:12:03.663372531</meta:creation-date>
    <dc:date>2018-04-08T16:27:07.417199385</dc:date>
    <meta:editing-duration>PT4H29M1S</meta:editing-duration>
    <meta:editing-cycles>3</meta:editing-cycles>
    <meta:generator>LibreOffice/6.0.2.1$MacOSX_X86_64 LibreOffice_project/f7f06a8f319e4b62f9bc5095aa112a65d2f3ac89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67cm" svg:y="3.715cm" style:legend-expansion="high" chart:style-name="ch2"/>
        <chart:plot-area chart:style-name="ch3" table:cell-range-address="Sheet1.B1:Sheet1.D31" chart:data-source-has-labels="row" svg:x="1.327cm" svg:y="0.18cm" svg:width="9.92cm" svg:height="7.663cm">
          <chartooo:coordinate-region svg:x="1.944cm" svg:y="0.375cm" svg:width="9.303cm" svg:height="6.684cm"/>
          <chart:axis chart:dimension="x" chart:name="primary-x" chart:style-name="ch4">
            <chart:title svg:x="5.28cm" svg:y="8.023cm" chart:style-name="ch5">
              <text:p>Trial Number</text:p>
            </chart:title>
          </chart:axis>
          <chart:axis chart:dimension="y" chart:name="primary-y" chart:style-name="ch4">
            <chart:title svg:x="0.451cm" svg:y="5.613cm" chart:style-name="ch6">
              <text:p>Percentage Accuracy</text:p>
            </chart:title>
            <chart:grid chart:style-name="ch7" chart:class="major"/>
          </chart:axis>
          <chart:series chart:style-name="ch8" chart:values-cell-range-address="Sheet1.B2:Sheet1.B31" chart:label-cell-address="Sheet1.B1:Sheet1.B1" chart:class="chart:line">
            <chart:data-point chart:repeated="30"/>
          </chart:series>
          <chart:series chart:style-name="ch9" chart:values-cell-range-address="Sheet1.C2:Sheet1.C31" chart:label-cell-address="Sheet1.C1:Sheet1.C1" chart:class="chart:line">
            <chart:data-point chart:repeated="30"/>
          </chart:series>
          <chart:series chart:style-name="ch10" chart:values-cell-range-address="Sheet1.D2:Sheet1.D31" chart:label-cell-address="Sheet1.D1:Sheet1.D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Nearest Neighbour</text:p>
                <draw:g>
                  <svg:desc>Sheet1.B1:Sheet1.B1</svg:desc>
                </draw:g>
              </table:table-cell>
              <table:table-cell office:value-type="string">
                <text:p>Random Trees</text:p>
                <draw:g>
                  <svg:desc>Sheet1.C1:Sheet1.C1</svg:desc>
                </draw:g>
              </table:table-cell>
              <table:table-cell office:value-type="string">
                <text:p>SVM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4">
                <text:p>58.54</text:p>
                <draw:g>
                  <svg:desc>Sheet1.B2:Sheet1.B31</svg:desc>
                </draw:g>
              </table:table-cell>
              <table:table-cell office:value-type="float" office:value="68.71">
                <text:p>68.71</text:p>
                <draw:g>
                  <svg:desc>Sheet1.C2:Sheet1.C31</svg:desc>
                </draw:g>
              </table:table-cell>
              <table:table-cell office:value-type="float" office:value="78.16">
                <text:p>78.16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25">
                <text:p>58.25</text:p>
              </table:table-cell>
              <table:table-cell office:value-type="float" office:value="68.14">
                <text:p>68.1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81">
                <text:p>56.81</text:p>
              </table:table-cell>
              <table:table-cell office:value-type="float" office:value="66.98">
                <text:p>66.98</text:p>
              </table:table-cell>
              <table:table-cell office:value-type="float" office:value="75.48">
                <text:p>7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87">
                <text:p>57.87</text:p>
              </table:table-cell>
              <table:table-cell office:value-type="float" office:value="67.85">
                <text:p>67.85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8">
                <text:p>57.68</text:p>
              </table:table-cell>
              <table:table-cell office:value-type="float" office:value="67.76">
                <text:p>67.76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5">
                <text:p>58.65</text:p>
              </table:table-cell>
              <table:table-cell office:value-type="float" office:value="67.47">
                <text:p>67.47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9">
                <text:p>57.49</text:p>
              </table:table-cell>
              <table:table-cell office:value-type="float" office:value="69.38">
                <text:p>69.38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03">
                <text:p>59.03</text:p>
              </table:table-cell>
              <table:table-cell office:value-type="float" office:value="67.56">
                <text:p>67.56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06">
                <text:p>58.06</text:p>
              </table:table-cell>
              <table:table-cell office:value-type="float" office:value="68.42">
                <text:p>68.42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92">
                <text:p>58.92</text:p>
              </table:table-cell>
              <table:table-cell office:value-type="float" office:value="66.79">
                <text:p>66.79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06">
                <text:p>58.06</text:p>
              </table:table-cell>
              <table:table-cell office:value-type="float" office:value="69.67">
                <text:p>69.6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94">
                <text:p>58.94</text:p>
              </table:table-cell>
              <table:table-cell office:value-type="float" office:value="66.89">
                <text:p>66.89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1">
                <text:p>59.51</text:p>
              </table:table-cell>
              <table:table-cell office:value-type="float" office:value="67.66">
                <text:p>67.66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77">
                <text:p>57.77</text:p>
              </table:table-cell>
              <table:table-cell office:value-type="float" office:value="69">
                <text:p>69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64">
                <text:p>58.64</text:p>
              </table:table-cell>
              <table:table-cell office:value-type="float" office:value="68.24">
                <text:p>68.24</text:p>
              </table:table-cell>
              <table:table-cell office:value-type="float" office:value="74.71">
                <text:p>74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26">
                <text:p>58.26</text:p>
              </table:table-cell>
              <table:table-cell office:value-type="float" office:value="68.05">
                <text:p>68.05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06">
                <text:p>58.06</text:p>
              </table:table-cell>
              <table:table-cell office:value-type="float" office:value="68.9">
                <text:p>68.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21">
                <text:p>59.21</text:p>
              </table:table-cell>
              <table:table-cell office:value-type="float" office:value="68.43">
                <text:p>68.43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83">
                <text:p>58.83</text:p>
              </table:table-cell>
              <table:table-cell office:value-type="float" office:value="68.72">
                <text:p>68.72</text:p>
              </table:table-cell>
              <table:table-cell office:value-type="float" office:value="77.87">
                <text:p>77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4">
                <text:p>58.74</text:p>
              </table:table-cell>
              <table:table-cell office:value-type="float" office:value="66.89">
                <text:p>66.89</text:p>
              </table:table-cell>
              <table:table-cell office:value-type="float" office:value="75.19">
                <text:p>75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6">
                <text:p>58.26</text:p>
              </table:table-cell>
              <table:table-cell office:value-type="float" office:value="67.28">
                <text:p>67.28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12">
                <text:p>59.12</text:p>
              </table:table-cell>
              <table:table-cell office:value-type="float" office:value="68.52">
                <text:p>68.52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52">
                <text:p>56.52</text:p>
              </table:table-cell>
              <table:table-cell office:value-type="float" office:value="67.37">
                <text:p>67.37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3">
                <text:p>57.3</text:p>
              </table:table-cell>
              <table:table-cell office:value-type="float" office:value="68.52">
                <text:p>68.52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58">
                <text:p>57.58</text:p>
              </table:table-cell>
              <table:table-cell office:value-type="float" office:value="66.98">
                <text:p>66.98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96">
                <text:p>57.96</text:p>
              </table:table-cell>
              <table:table-cell office:value-type="float" office:value="67.08">
                <text:p>67.08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68">
                <text:p>57.68</text:p>
              </table:table-cell>
              <table:table-cell office:value-type="float" office:value="67.56">
                <text:p>67.56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21">
                <text:p>57.21</text:p>
              </table:table-cell>
              <table:table-cell office:value-type="float" office:value="67.76">
                <text:p>67.76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49">
                <text:p>57.49</text:p>
              </table:table-cell>
              <table:table-cell office:value-type="float" office:value="67.66">
                <text:p>67.66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77">
                <text:p>57.77</text:p>
              </table:table-cell>
              <table:table-cell office:value-type="float" office:value="66.89">
                <text:p>66.89</text:p>
              </table:table-cell>
              <table:table-cell office:value-type="float" office:value="76.44">
                <text:p>76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